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276.6pt"/>
    </style:style>
    <style:style style:name="co3" style:family="table-column">
      <style:table-column-properties fo:break-before="auto" style:column-width="559.16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.L. Drawing</text:p>
          </table:table-cell>
          <table:table-cell table:style-name="ce3" office:value-type="string" calcext:value-type="string">
            <text:p>Revisions obtained</text:p>
          </table:table-cell>
          <table:table-cell table:style-name="ce3" office:value-type="string" calcext:value-type="string">
            <text:p>Title</text:p>
          </table:table-cell>
          <table:table-cell table:style-name="ce3" table:number-columns-repeated="1021"/>
        </table:table-row>
        <table:table-row table:style-name="ro1">
          <table:table-cell office:value-type="float" office:value="1003084" calcext:value-type="float">
            <text:p>1003084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ASSEMBLY, K CORE</text:p>
          </table:table-cell>
          <table:table-cell table:number-columns-repeated="1021"/>
        </table:table-row>
        <table:table-row table:style-name="ro1">
          <table:table-cell office:value-type="float" office:value="1004107" calcext:value-type="float">
            <text:p>100410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MOLDING, K CORE</text:p>
          </table:table-cell>
          <table:table-cell table:number-columns-repeated="1021"/>
        </table:table-row>
        <table:table-row table:style-name="ro1">
          <table:table-cell office:value-type="float" office:value="1004108" calcext:value-type="float">
            <text:p>1004108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ASSEMBLY, WOUND K CORE</text:p>
          </table:table-cell>
          <table:table-cell table:number-columns-repeated="1021"/>
        </table:table-row>
        <table:table-row table:style-name="ro1">
          <table:table-cell office:value-type="float" office:value="1004301" calcext:value-type="float">
            <text:p>1004301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DUAL NOR GATE (FLAT PACK) (FLIGHT QUALIFIED)</text:p>
          </table:table-cell>
          <table:table-cell table:number-columns-repeated="1021"/>
        </table:table-row>
        <table:table-row table:style-name="ro1">
          <table:table-cell office:value-type="float" office:value="1005700" calcext:value-type="float">
            <text:p>1005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FILTER MODULE</text:p>
          </table:table-cell>
          <table:table-cell table:number-columns-repeated="1021"/>
        </table:table-row>
        <table:table-row table:style-name="ro1">
          <table:table-cell office:value-type="float" office:value="1005701" calcext:value-type="float">
            <text:p>100570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FLOW DIAGRAM &amp; SCHEMATIC, INTERFACE MODULE A19 OR A39</text:p>
          </table:table-cell>
          <table:table-cell table:number-columns-repeated="1021"/>
        </table:table-row>
        <table:table-row table:style-name="ro1">
          <table:table-cell office:value-type="float" office:value="1005702" calcext:value-type="float">
            <text:p>10057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 DIAGRAM &amp; SCHEMATIC, INTERFACE MODULE A20 OR A40</text:p>
          </table:table-cell>
          <table:table-cell table:number-columns-repeated="1021"/>
        </table:table-row>
        <table:table-row table:style-name="ro1">
          <table:table-cell office:value-type="float" office:value="1006061" calcext:value-type="float">
            <text:p>1006061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HEMATIC, ERASABLE MEMORY STICK</text:p>
          </table:table-cell>
          <table:table-cell table:number-columns-repeated="1021"/>
        </table:table-row>
        <table:table-row table:style-name="ro1">
          <table:table-cell office:value-type="float" office:value="1006074" calcext:value-type="float">
            <text:p>100607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CURRENT SWITCHING STICK (FOR ERASABLE MEMORY)</text:p>
          </table:table-cell>
          <table:table-cell table:number-columns-repeated="1021"/>
        </table:table-row>
        <table:table-row table:style-name="ro1">
          <table:table-cell office:value-type="float" office:value="1006082" calcext:value-type="float">
            <text:p>1006082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SCHEMATIC, DRIVER SERVICE MODULE B7</text:p>
          </table:table-cell>
          <table:table-cell table:number-columns-repeated="1021"/>
        </table:table-row>
        <table:table-row table:style-name="ro1">
          <table:table-cell office:value-type="float" office:value="1006086" calcext:value-type="float">
            <text:p>1006086</text:p>
          </table:table-cell>
          <table:table-cell office:value-type="string" calcext:value-type="string">
            <text:p>- A B C D E F</text:p>
          </table:table-cell>
          <table:table-cell office:value-type="string" calcext:value-type="string">
            <text:p>SCHEMATIC, ERASABLE DRIVERS MODULE B10 AND B11</text:p>
          </table:table-cell>
          <table:table-cell table:number-columns-repeated="1021"/>
        </table:table-row>
        <table:table-row table:style-name="ro1">
          <table:table-cell office:value-type="float" office:value="1006097" calcext:value-type="float">
            <text:p>1006097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SCHEMATIC, POWER SWITCH MODULE, A.G.C. POWER SUPPLY</text:p>
          </table:table-cell>
          <table:table-cell table:number-columns-repeated="1021"/>
        </table:table-row>
        <table:table-row table:style-name="ro1">
          <table:table-cell office:value-type="float" office:value="1006098" calcext:value-type="float">
            <text:p>1006098</text:p>
          </table:table-cell>
          <table:table-cell office:value-type="string" calcext:value-type="string">
            <text:p>- A B C D E F G H</text:p>
          </table:table-cell>
          <table:table-cell office:value-type="string" calcext:value-type="string">
            <text:p>CONTROL STICK, A.G.C. SWITCHING REGULATOR</text:p>
          </table:table-cell>
          <table:table-cell table:number-columns-repeated="1021"/>
        </table:table-row>
        <table:table-row table:style-name="ro1">
          <table:table-cell office:value-type="float" office:value="1006099" calcext:value-type="float">
            <text:p>100609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ROPE STRAND SELECT MODULE</text:p>
          </table:table-cell>
          <table:table-cell table:number-columns-repeated="1021"/>
        </table:table-row>
        <table:table-row table:style-name="ro1">
          <table:table-cell office:value-type="float" office:value="1006118" calcext:value-type="float">
            <text:p>1006118</text:p>
          </table:table-cell>
          <table:table-cell office:value-type="string" calcext:value-type="string">
            <text:p>- A B C D E F</text:p>
          </table:table-cell>
          <table:table-cell office:value-type="string" calcext:value-type="string">
            <text:p>SCHEMATIC, ERASABLE SENSE AMPL MODULE B13-B14</text:p>
          </table:table-cell>
          <table:table-cell table:number-columns-repeated="1021"/>
        </table:table-row>
        <table:table-row table:style-name="ro1">
          <table:table-cell office:value-type="float" office:value="1006119" calcext:value-type="float">
            <text:p>1006119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CHEMATIC, ROPE SENSE AMPL MODULE B26-B27</text:p>
          </table:table-cell>
          <table:table-cell table:number-columns-repeated="1021"/>
        </table:table-row>
        <table:table-row table:style-name="ro1">
          <table:table-cell office:value-type="float" office:value="1006140" calcext:value-type="float">
            <text:p>1006140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SCHEMATIC DIAGRAM, AGC CLOCK OSC MODULE B6</text:p>
          </table:table-cell>
          <table:table-cell table:number-columns-repeated="1021"/>
        </table:table-row>
        <table:table-row table:style-name="ro1">
          <table:table-cell office:value-type="float" office:value="1006144" calcext:value-type="float">
            <text:p>1006144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CHEMATIC, ROPE MODULE</text:p>
          </table:table-cell>
          <table:table-cell table:number-columns-repeated="1021"/>
        </table:table-row>
        <table:table-row table:style-name="ro1">
          <table:table-cell office:value-type="float" office:value="1006147" calcext:value-type="float">
            <text:p>1006147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ROPE DRIVER MODULE B32-B33</text:p>
          </table:table-cell>
          <table:table-cell table:number-columns-repeated="1021"/>
        </table:table-row>
        <table:table-row table:style-name="ro1">
          <table:table-cell office:value-type="float" office:value="1006161" calcext:value-type="float">
            <text:p>1006161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HEMATIC, RELAY MODULE ASSEMBLY D7-D14, AGC DSKY NAV &amp; MAIN</text:p>
          </table:table-cell>
          <table:table-cell table:number-columns-repeated="1021"/>
        </table:table-row>
        <table:table-row table:style-name="ro1">
          <table:table-cell office:value-type="float" office:value="1006162" calcext:value-type="float">
            <text:p>1006162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DECODING MODULE D1-D6, AGC DSKY NAV &amp; MAIN</text:p>
          </table:table-cell>
          <table:table-cell table:number-columns-repeated="1021"/>
        </table:table-row>
        <table:table-row table:style-name="ro1">
          <table:table-cell office:value-type="float" office:value="1006163" calcext:value-type="float">
            <text:p>1006163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SCHEMATIC, POWER SUPPLY ASSEMBLY, AGC DSKY NAV &amp; MAIN</text:p>
          </table:table-cell>
          <table:table-cell table:number-columns-repeated="1021"/>
        </table:table-row>
        <table:table-row table:style-name="ro1">
          <table:table-cell office:value-type="float" office:value="1006164" calcext:value-type="float">
            <text:p>100616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INTERCONNECTING DIAGRAM, AGC DSKY NAV</text:p>
          </table:table-cell>
          <table:table-cell table:number-columns-repeated="1021"/>
        </table:table-row>
        <table:table-row table:style-name="ro1">
          <table:table-cell office:value-type="float" office:value="1006165" calcext:value-type="float">
            <text:p>1006165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INTERCONNECTING DIAGRAM, AGC DSKY MAIN</text:p>
          </table:table-cell>
          <table:table-cell table:number-columns-repeated="1021"/>
        </table:table-row>
        <table:table-row table:style-name="ro1">
          <table:table-cell office:value-type="float" office:value="1006199" calcext:value-type="float">
            <text:p>1006199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CHEMATIC, STRAND GATE MODULE B31</text:p>
          </table:table-cell>
          <table:table-cell table:number-columns-repeated="1021"/>
        </table:table-row>
        <table:table-row table:style-name="ro1">
          <table:table-cell office:value-type="float" office:value="1006282" calcext:value-type="float">
            <text:p>1006282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RELAY, ARMATURE, MAGNETIC LA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290" calcext:value-type="float">
            <text:p>10062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291" calcext:value-type="float">
            <text:p>100629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STOR, THERMAL – POS TEMP COEF, SOURCE CONTROL DRAWING</text:p>
          </table:table-cell>
          <table:table-cell table:number-columns-repeated="1021"/>
        </table:table-row>
        <table:table-row table:style-name="ro1">
          <table:table-cell office:value-type="float" office:value="1006293" calcext:value-type="float">
            <text:p>1006293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TRANSFORMER, PULS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04" calcext:value-type="float">
            <text:p>100630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RELAY, ARMATURE (13 AMP)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0" calcext:value-type="float">
            <text:p>1006310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TRANSISTOR, SILICON, TYPE PNP, SWI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5" calcext:value-type="float">
            <text:p>1006315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INDICATOR, DIGITAL, ELECTROLUMINESCEN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6" calcext:value-type="float">
            <text:p>1006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ICATOR, ALAR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17" calcext:value-type="float">
            <text:p>100631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TRANSISTOR, NPN, SILICON, POW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0" calcext:value-type="float">
            <text:p>1006320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CORE, MAGNETIC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1" calcext:value-type="float">
            <text:p>1006321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DUAL NOR GATE (FLAT PACK)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3" calcext:value-type="float">
            <text:p>1006323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TRANSISTOR, SILICON, TYPE NPN, SWITCH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4" calcext:value-type="float">
            <text:p>1006324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COIL, VARIABL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5" calcext:value-type="float">
            <text:p>1006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ABLE REACTO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8" calcext:value-type="float">
            <text:p>1006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UCTOR, 80UH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29" calcext:value-type="float">
            <text:p>100632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EMICONDUCTOR DEVICE, RECTIFIER, POWER – FAST SWITCHING</text:p>
          </table:table-cell>
          <table:table-cell table:number-columns-repeated="1021"/>
        </table:table-row>
        <table:table-row table:style-name="ro1">
          <table:table-cell office:value-type="float" office:value="1006330" calcext:value-type="float">
            <text:p>10063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S, FIXED, WIREWOUND, PRECISION, POWERTYP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76" calcext:value-type="float">
            <text:p>1006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E, ELECTRICAL, INSULATED, SOLID</text:p>
          </table:table-cell>
          <table:table-cell table:number-columns-repeated="1021"/>
        </table:table-row>
        <table:table-row table:style-name="ro1">
          <table:table-cell office:value-type="float" office:value="1006387" calcext:value-type="float">
            <text:p>1006387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INDICATOR, ALAR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94" calcext:value-type="float">
            <text:p>10063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UAL NOR GATE EXPANDER (FLAT PACK)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95" calcext:value-type="float">
            <text:p>1006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RCUIT BOARD MULTILAY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399" calcext:value-type="float">
            <text:p>1006399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EMICONDUCTOR DEVICE, DIODE, SILICON PLANAR, OXIDE PASSIVATE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535" calcext:value-type="float">
            <text:p>10065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LOW DIAGRAM, INTERFACE MODULE, A20 OR A40</text:p>
          </table:table-cell>
          <table:table-cell table:number-columns-repeated="1021"/>
        </table:table-row>
        <table:table-row table:style-name="ro1">
          <table:table-cell office:value-type="float" office:value="1006540" calcext:value-type="float">
            <text:p>10065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IC FLOW, BIT, LOGIC MODULE NO. A1-A16</text:p>
          </table:table-cell>
          <table:table-cell table:number-columns-repeated="1021"/>
        </table:table-row>
        <table:table-row table:style-name="ro1">
          <table:table-cell office:value-type="float" office:value="1006541" calcext:value-type="float">
            <text:p>1006541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LOGIC FLOW "A", LOGIC MODULE NO. A35</text:p>
          </table:table-cell>
          <table:table-cell table:number-columns-repeated="1021"/>
        </table:table-row>
        <table:table-row table:style-name="ro1">
          <table:table-cell office:value-type="float" office:value="1006542" calcext:value-type="float">
            <text:p>10065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B", LOGIC MODULE NO. A18</text:p>
          </table:table-cell>
          <table:table-cell table:number-columns-repeated="1021"/>
        </table:table-row>
        <table:table-row table:style-name="ro1">
          <table:table-cell office:value-type="float" office:value="1006543" calcext:value-type="float">
            <text:p>1006543</text:p>
          </table:table-cell>
          <table:table-cell office:value-type="string" calcext:value-type="string">
            <text:p>- B C D</text:p>
          </table:table-cell>
          <table:table-cell office:value-type="string" calcext:value-type="string">
            <text:p>LOGIC FLOW "C", LOGIC MODULE NO. A17</text:p>
          </table:table-cell>
          <table:table-cell table:number-columns-repeated="1021"/>
        </table:table-row>
        <table:table-row table:style-name="ro1">
          <table:table-cell office:value-type="float" office:value="1006544" calcext:value-type="float">
            <text:p>1006544</text:p>
          </table:table-cell>
          <table:table-cell office:value-type="string" calcext:value-type="string">
            <text:p>- B C</text:p>
          </table:table-cell>
          <table:table-cell office:value-type="string" calcext:value-type="string">
            <text:p>LOGIC FLOW "D", LOGIC MODULE NO. A27</text:p>
          </table:table-cell>
          <table:table-cell table:number-columns-repeated="1021"/>
        </table:table-row>
        <table:table-row table:style-name="ro1">
          <table:table-cell office:value-type="float" office:value="1006545" calcext:value-type="float">
            <text:p>10065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E", LOGIC MODULE NO. A23</text:p>
          </table:table-cell>
          <table:table-cell table:number-columns-repeated="1021"/>
        </table:table-row>
        <table:table-row table:style-name="ro1">
          <table:table-cell office:value-type="float" office:value="1006546" calcext:value-type="float">
            <text:p>1006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IC FLOW "F", LOGIC MODULE NO. A-32</text:p>
          </table:table-cell>
          <table:table-cell table:number-columns-repeated="1021"/>
        </table:table-row>
        <table:table-row table:style-name="ro1">
          <table:table-cell office:value-type="float" office:value="1006547" calcext:value-type="float">
            <text:p>1006547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LOGIC FLOW "G", LOGIC MODULE NO. A33-34</text:p>
          </table:table-cell>
          <table:table-cell table:number-columns-repeated="1021"/>
        </table:table-row>
        <table:table-row table:style-name="ro1">
          <table:table-cell office:value-type="float" office:value="1006548" calcext:value-type="float">
            <text:p>100654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H", LOGIC MODULE NO.</text:p>
          </table:table-cell>
          <table:table-cell table:number-columns-repeated="1021"/>
        </table:table-row>
        <table:table-row table:style-name="ro1">
          <table:table-cell office:value-type="float" office:value="1006549" calcext:value-type="float">
            <text:p>1006549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LOGIC FLOW "J", LOGIC MODULE NO. A26</text:p>
          </table:table-cell>
          <table:table-cell table:number-columns-repeated="1021"/>
        </table:table-row>
        <table:table-row table:style-name="ro1">
          <table:table-cell office:value-type="float" office:value="1006550" calcext:value-type="float">
            <text:p>1006550</text:p>
          </table:table-cell>
          <table:table-cell office:value-type="string" calcext:value-type="string">
            <text:p>- A B C E F</text:p>
          </table:table-cell>
          <table:table-cell office:value-type="string" calcext:value-type="string">
            <text:p>LOGIC FLOW "L", LOGIC MODULE NO. A37</text:p>
          </table:table-cell>
          <table:table-cell table:number-columns-repeated="1021"/>
        </table:table-row>
        <table:table-row table:style-name="ro1">
          <table:table-cell office:value-type="float" office:value="1006551" calcext:value-type="float">
            <text:p>1006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M", LOGIC MODULE NO.</text:p>
          </table:table-cell>
          <table:table-cell table:number-columns-repeated="1021"/>
        </table:table-row>
        <table:table-row table:style-name="ro1">
          <table:table-cell office:value-type="float" office:value="1006552" calcext:value-type="float">
            <text:p>100655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N", LOGIC MODULE NO. A28</text:p>
          </table:table-cell>
          <table:table-cell table:number-columns-repeated="1021"/>
        </table:table-row>
        <table:table-row table:style-name="ro1">
          <table:table-cell office:value-type="float" office:value="1006553" calcext:value-type="float">
            <text:p>1006553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LOGIC FLOW "P", LOGIC MODULE NO. A22</text:p>
          </table:table-cell>
          <table:table-cell table:number-columns-repeated="1021"/>
        </table:table-row>
        <table:table-row table:style-name="ro1">
          <table:table-cell office:value-type="float" office:value="1006554" calcext:value-type="float">
            <text:p>1006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"Q", LOGIC MODULE NO. 25</text:p>
          </table:table-cell>
          <table:table-cell table:number-columns-repeated="1021"/>
        </table:table-row>
        <table:table-row table:style-name="ro1">
          <table:table-cell office:value-type="float" office:value="1006555" calcext:value-type="float">
            <text:p>1006555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R", LOGIC MODULE NO. A24</text:p>
          </table:table-cell>
          <table:table-cell table:number-columns-repeated="1021"/>
        </table:table-row>
        <table:table-row table:style-name="ro1">
          <table:table-cell office:value-type="float" office:value="1006556" calcext:value-type="float">
            <text:p>1006556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"S", LOGIC MODULE NO. A21</text:p>
          </table:table-cell>
          <table:table-cell table:number-columns-repeated="1021"/>
        </table:table-row>
        <table:table-row table:style-name="ro1">
          <table:table-cell office:value-type="float" office:value="1006557" calcext:value-type="float">
            <text:p>1006557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LOGIC FLOW "T", MODULE NO. A36</text:p>
          </table:table-cell>
          <table:table-cell table:number-columns-repeated="1021"/>
        </table:table-row>
        <table:table-row table:style-name="ro1">
          <table:table-cell office:value-type="float" office:value="1006559" calcext:value-type="float">
            <text:p>1006559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LOGIC FLOW "V", LOGIC MODULE NO. A29</text:p>
          </table:table-cell>
          <table:table-cell table:number-columns-repeated="1021"/>
        </table:table-row>
        <table:table-row table:style-name="ro1">
          <table:table-cell office:value-type="float" office:value="1006700" calcext:value-type="float">
            <text:p>1006700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EMICONDUCTOR DEVICE, VOLTAGE VARIABLE CAPACITO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01" calcext:value-type="float">
            <text:p>100670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12" calcext:value-type="float">
            <text:p>1006712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RESISTOR, TEMPERATURE SENSITIVE, WAF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14" calcext:value-type="float">
            <text:p>1006714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STOR, FIXED, WIREWOUND, POSITIVE TEMP COEF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15" calcext:value-type="float">
            <text:p>1006715</text:p>
          </table:table-cell>
          <table:table-cell office:value-type="string" calcext:value-type="string">
            <text:p>- A B C D E</text:p>
          </table:table-cell>
          <table:table-cell office:value-type="string" calcext:value-type="string">
            <text:p>RESISTOR, TEMPERATURE VARIABLE, NEGATIVE COEF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44" calcext:value-type="float">
            <text:p>100674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NDICATOR, DIGITAL DISPLAY, ELECTROLUMINESCENT (PROGRAM)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0" calcext:value-type="float">
            <text:p>1006750</text:p>
          </table:table-cell>
          <table:table-cell office:value-type="string" calcext:value-type="string">
            <text:p>- A B C D E F G H</text:p>
          </table:table-cell>
          <table:table-cell office:value-type="string" calcext:value-type="string">
            <text:p>RESISTOR, FIXED FILM, INSULATED 1/4 WAT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1" calcext:value-type="float">
            <text:p>1006751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4" calcext:value-type="float">
            <text:p>100675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CORE, II MAXWELL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5" calcext:value-type="float">
            <text:p>1006755</text:p>
          </table:table-cell>
          <table:table-cell office:value-type="string" calcext:value-type="string">
            <text:p>- A B C D E F G H J K L M N P R S T</text:p>
          </table:table-cell>
          <table:table-cell office:value-type="string" calcext:value-type="string">
            <text:p>CAPACITOR FIXED, ELECTROLYTIC, SOLID TANTALU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57" calcext:value-type="float">
            <text:p>1006757</text:p>
          </table:table-cell>
          <table:table-cell office:value-type="string" calcext:value-type="string">
            <text:p>A B C D E F G H J K L M N P</text:p>
          </table:table-cell>
          <table:table-cell office:value-type="string" calcext:value-type="string">
            <text:p>WIRE, ELECTRICAL, NICKEL, ROUND, SQUARE, AND RECTANGULA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60" calcext:value-type="float">
            <text:p>1006760</text:p>
          </table:table-cell>
          <table:table-cell office:value-type="string" calcext:value-type="string">
            <text:p>- A B C D E F</text:p>
          </table:table-cell>
          <table:table-cell office:value-type="string" calcext:value-type="string">
            <text:p>RESISTORS, FIXED METAL FILM, 1/2 WAT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69" calcext:value-type="float">
            <text:p>1006769</text:p>
          </table:table-cell>
          <table:table-cell office:value-type="string" calcext:value-type="string">
            <text:p>- A B C D E F G H J K L M</text:p>
          </table:table-cell>
          <table:table-cell office:value-type="string" calcext:value-type="string">
            <text:p>SEMICONDUCTOR DEVICE, INTEGRATED SENSE AMPLIFIER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3" calcext:value-type="float">
            <text:p>1006773</text:p>
          </table:table-cell>
          <table:table-cell office:value-type="string" calcext:value-type="string">
            <text:p>- A B C D E F G</text:p>
          </table:table-cell>
          <table:table-cell office:value-type="string" calcext:value-type="string">
            <text:p>CORE, MAGNETIC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4" calcext:value-type="float">
            <text:p>1006774</text:p>
          </table:table-cell>
          <table:table-cell office:value-type="string" calcext:value-type="string">
            <text:p>- A B C D </text:p>
          </table:table-cell>
          <table:table-cell office:value-type="string" calcext:value-type="string">
            <text:p>INSULATOR, WRAPOST-FE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5" calcext:value-type="float">
            <text:p>1006775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INSULATOR, WRAPOST-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77" calcext:value-type="float">
            <text:p>1006777</text:p>
          </table:table-cell>
          <table:table-cell office:value-type="string" calcext:value-type="string">
            <text:p>- A B C D E F G H J K L M N</text:p>
          </table:table-cell>
          <table:table-cell office:value-type="string" calcext:value-type="string">
            <text:p>CAPACITOR, FIXED, CERAMIC DIELECTRIC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81" calcext:value-type="float">
            <text:p>1006781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CONTACT, WRAPOST, FE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82" calcext:value-type="float">
            <text:p>1006782</text:p>
          </table:table-cell>
          <table:table-cell office:value-type="string" calcext:value-type="string">
            <text:p>- A B C D E F G H J K L M N P S T U V W Y</text:p>
          </table:table-cell>
          <table:table-cell office:value-type="string" calcext:value-type="string">
            <text:p>CONTACT, WRAPOST, MALE, MINIATUR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88" calcext:value-type="float">
            <text:p>1006788</text:p>
          </table:table-cell>
          <table:table-cell office:value-type="string" calcext:value-type="string">
            <text:p>- A B C D E F G H J K L N</text:p>
          </table:table-cell>
          <table:table-cell office:value-type="string" calcext:value-type="string">
            <text:p>RESISTOR, FIXED, WIREWOUN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793" calcext:value-type="float">
            <text:p>1006793</text:p>
          </table:table-cell>
          <table:table-cell office:value-type="string" calcext:value-type="string">
            <text:p>- A B C D E F G H J K L</text:p>
          </table:table-cell>
          <table:table-cell office:value-type="string" calcext:value-type="string">
            <text:p>CAPACITOR, FIXED, GLASS DIELECTRIC</text:p>
          </table:table-cell>
          <table:table-cell table:number-columns-repeated="1021"/>
        </table:table-row>
        <table:table-row table:style-name="ro1">
          <table:table-cell office:value-type="float" office:value="1006838" calcext:value-type="float">
            <text:p>1006838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EMICONDUCTOR DEVICE, DIOD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6847" calcext:value-type="float">
            <text:p>1006847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CRYSTAL UNIT, QUARTZ</text:p>
          </table:table-cell>
          <table:table-cell table:number-columns-repeated="1021"/>
        </table:table-row>
        <table:table-row table:style-name="ro1">
          <table:table-cell office:value-type="float" office:value="1008818" calcext:value-type="float">
            <text:p>1008818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CONTACT, ELECTRICAL-WRAPOST, SUB-MINIATURE, FEMALE, GROUNDING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08819" calcext:value-type="float">
            <text:p>1008819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SLEEVE, GROUNDING – SUB-MINIATURE, FEMAL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291" calcext:value-type="float">
            <text:p>1010291</text:p>
          </table:table-cell>
          <table:table-cell office:value-type="string" calcext:value-type="string">
            <text:p>- A B C D E F </text:p>
          </table:table-cell>
          <table:table-cell office:value-type="string" calcext:value-type="string">
            <text:p>TRANSFORMER, AUDIO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64" calcext:value-type="float">
            <text:p>1010364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RESISTOR, FIXED, FIL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76" calcext:value-type="float">
            <text:p>1010376</text:p>
          </table:table-cell>
          <table:table-cell office:value-type="string" calcext:value-type="string">
            <text:p>- A B C D E F G H J K</text:p>
          </table:table-cell>
          <table:table-cell office:value-type="string" calcext:value-type="string">
            <text:p>TRANSISTOR, NPN, SILICON, DUALSECTION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77" calcext:value-type="float">
            <text:p>1010377</text:p>
          </table:table-cell>
          <table:table-cell office:value-type="string" calcext:value-type="string">
            <text:p>- A B C D E F G H J K L M N P R S T U V W X Z AA AB AC</text:p>
          </table:table-cell>
          <table:table-cell office:value-type="string" calcext:value-type="string">
            <text:p>RESISTORS, FIXED, WW, PRECISION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389" calcext:value-type="float">
            <text:p>1010389</text:p>
          </table:table-cell>
          <table:table-cell office:value-type="string" calcext:value-type="string">
            <text:p>- A B C D E F G H K </text:p>
          </table:table-cell>
          <table:table-cell office:value-type="string" calcext:value-type="string">
            <text:p>RESISTOR, FIXED, WIREWOUND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406" calcext:value-type="float">
            <text:p>1010406</text:p>
          </table:table-cell>
          <table:table-cell office:value-type="string" calcext:value-type="string">
            <text:p>- A B C D E F G </text:p>
          </table:table-cell>
          <table:table-cell office:value-type="string" calcext:value-type="string">
            <text:p>COIL, RF, CHOK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604" calcext:value-type="float">
            <text:p>1010604</text:p>
          </table:table-cell>
          <table:table-cell office:value-type="string" calcext:value-type="string">
            <text:p>- A B C D E F G H J K L M</text:p>
          </table:table-cell>
          <table:table-cell office:value-type="string" calcext:value-type="string">
            <text:p>RESISTOR, FIXED, WIREWOUND, 1 WATT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33" calcext:value-type="float">
            <text:p>1010733</text:p>
          </table:table-cell>
          <table:table-cell office:value-type="string" calcext:value-type="string">
            <text:p>- A B C D</text:p>
          </table:table-cell>
          <table:table-cell office:value-type="string" calcext:value-type="string">
            <text:p>RESISTOR, FIXED, FIL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68" calcext:value-type="float">
            <text:p>1010768</text:p>
          </table:table-cell>
          <table:table-cell office:value-type="string" calcext:value-type="string">
            <text:p>- A B </text:p>
          </table:table-cell>
          <table:table-cell office:value-type="string" calcext:value-type="string">
            <text:p>RESISTOR, FIXED, CARBON FILM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784" calcext:value-type="float">
            <text:p>1010784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ELAY, ARMATURE (GENERAL PURPOSE)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901" calcext:value-type="float">
            <text:p>1010901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WITCH, SENSITIV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1010955" calcext:value-type="float">
            <text:p>1010955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CONTACT, ELECTRICAL-MINIATURE, MALE, CRIMP TYPE, SPECIFICATION CONTROL DRAWING</text:p>
          </table:table-cell>
          <table:table-cell table:number-columns-repeated="1021"/>
        </table:table-row>
        <table:table-row table:style-name="ro1">
          <table:table-cell office:value-type="float" office:value="2003022" calcext:value-type="float">
            <text:p>2003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I ASSEMBLY, Logic Module</text:p>
          </table:table-cell>
          <table:table-cell table:number-columns-repeated="1021"/>
        </table:table-row>
        <table:table-row table:style-name="ro1">
          <table:table-cell office:value-type="float" office:value="2003023" calcext:value-type="float">
            <text:p>2003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2 ASSEMBLY, Logic Module</text:p>
          </table:table-cell>
          <table:table-cell table:number-columns-repeated="1021"/>
        </table:table-row>
        <table:table-row table:style-name="ro1">
          <table:table-cell office:value-type="float" office:value="2003024" calcext:value-type="float">
            <text:p>2003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3 ASSEMBLY, Logic Module</text:p>
          </table:table-cell>
          <table:table-cell table:number-columns-repeated="1021"/>
        </table:table-row>
        <table:table-row table:style-name="ro1">
          <table:table-cell office:value-type="float" office:value="2003025" calcext:value-type="float">
            <text:p>2003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UADRANT 4 ASSEMBLY, Logic Module</text:p>
          </table:table-cell>
          <table:table-cell table:number-columns-repeated="1021"/>
        </table:table-row>
        <table:table-row table:style-name="ro1">
          <table:table-cell office:value-type="float" office:value="2003100" calcext:value-type="float">
            <text:p>2003100</text:p>
          </table:table-cell>
          <table:table-cell office:value-type="string" calcext:value-type="string">
            <text:p>G J</text:p>
          </table:table-cell>
          <table:table-cell office:value-type="string" calcext:value-type="string">
            <text:p>COMPUTER ASSEMBLY</text:p>
          </table:table-cell>
          <table:table-cell table:number-columns-repeated="1021"/>
        </table:table-row>
        <table:table-row table:style-name="ro1">
          <table:table-cell office:value-type="float" office:value="2003101" calcext:value-type="float">
            <text:p>2003101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Apollo Guidance Computer Group</text:p>
          </table:table-cell>
          <table:table-cell table:number-columns-repeated="1021"/>
        </table:table-row>
        <table:table-row table:style-name="ro1">
          <table:table-cell office:value-type="float" office:value="2003200" calcext:value-type="float">
            <text:p>2003200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COMPUTER ASSEMBLY</text:p>
          </table:table-cell>
          <table:table-cell table:number-columns-repeated="1021"/>
        </table:table-row>
        <table:table-row table:style-name="ro1">
          <table:table-cell office:value-type="float" office:value="2003305" calcext:value-type="float">
            <text:p>20033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GIC FLOW DIAGRAM,Restart Monitor, Channel 77 Alarm box</text:p>
          </table:table-cell>
          <table:table-cell table:number-columns-repeated="1021"/>
        </table:table-row>
        <table:table-row table:style-name="ro1">
          <table:table-cell office:value-type="float" office:value="2003900" calcext:value-type="float">
            <text:p>20039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GC DSKY ASSEMBLY</text:p>
          </table:table-cell>
          <table:table-cell table:number-columns-repeated="1021"/>
        </table:table-row>
        <table:table-row table:style-name="ro1">
          <table:table-cell office:value-type="float" office:value="2003950" calcext:value-type="float">
            <text:p>2003950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AGC DSKY ASSEMBLY</text:p>
          </table:table-cell>
          <table:table-cell table:number-columns-repeated="1021"/>
        </table:table-row>
        <table:table-row table:style-name="ro1">
          <table:table-cell office:value-type="float" office:value="2003985" calcext:value-type="float">
            <text:p>2003985</text:p>
          </table:table-cell>
          <table:table-cell office:value-type="string" calcext:value-type="string">
            <text:p>D F G</text:p>
          </table:table-cell>
          <table:table-cell office:value-type="string" calcext:value-type="string">
            <text:p>AGC DSKY ASSEMBLY</text:p>
          </table:table-cell>
          <table:table-cell table:number-columns-repeated="1021"/>
        </table:table-row>
        <table:table-row table:style-name="ro1">
          <table:table-cell office:value-type="float" office:value="2003991" calcext:value-type="float">
            <text:p>200399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APOLLO GUIDANCE COMPUTER SUBSYSTEM</text:p>
          </table:table-cell>
          <table:table-cell table:number-columns-repeated="1021"/>
        </table:table-row>
        <table:table-row table:style-name="ro1">
          <table:table-cell office:value-type="float" office:value="2005000" calcext:value-type="float">
            <text:p>2005000</text:p>
          </table:table-cell>
          <table:table-cell office:value-type="string" calcext:value-type="string">
            <text:p>C D E</text:p>
          </table:table-cell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002" calcext:value-type="float">
            <text:p>2005002</text:p>
          </table:table-cell>
          <table:table-cell office:value-type="string" calcext:value-type="string">
            <text:p>E F</text:p>
          </table:table-cell>
          <table:table-cell office:value-type="string" calcext:value-type="string">
            <text:p>SCHEMATIC, Sense Amplifier Module, Module No. B13-14</text:p>
          </table:table-cell>
          <table:table-cell table:number-columns-repeated="1021"/>
        </table:table-row>
        <table:table-row table:style-name="ro1">
          <table:table-cell office:value-type="float" office:value="2005003" calcext:value-type="float">
            <text:p>2005003</text:p>
          </table:table-cell>
          <table:table-cell office:value-type="string" calcext:value-type="string">
            <text:p>B E</text:p>
          </table:table-cell>
          <table:table-cell office:value-type="string" calcext:value-type="string">
            <text:p>SCHEMATIC, Clock Oscillator Module No. B7</text:p>
          </table:table-cell>
          <table:table-cell table:number-columns-repeated="1021"/>
        </table:table-row>
        <table:table-row table:style-name="ro1">
          <table:table-cell office:value-type="float" office:value="2005004" calcext:value-type="float">
            <text:p>2005004</text:p>
          </table:table-cell>
          <table:table-cell office:value-type="string" calcext:value-type="string">
            <text:p>E G</text:p>
          </table:table-cell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005" calcext:value-type="float">
            <text:p>200500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HEMATIC, Current Switch Module, Module No. B11</text:p>
          </table:table-cell>
          <table:table-cell table:number-columns-repeated="1021"/>
        </table:table-row>
        <table:table-row table:style-name="ro1">
          <table:table-cell office:value-type="float" office:value="2005006" calcext:value-type="float">
            <text:p>20050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Erasable Memory Module (B12)</text:p>
          </table:table-cell>
          <table:table-cell table:number-columns-repeated="1021"/>
        </table:table-row>
        <table:table-row table:style-name="ro1">
          <table:table-cell office:value-type="float" office:value="2005007" calcext:value-type="float">
            <text:p>20050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&amp; FOLDING DIAGRAM, Erasable Memory Core Stack Assembly</text:p>
          </table:table-cell>
          <table:table-cell table:number-columns-repeated="1021"/>
        </table:table-row>
        <table:table-row table:style-name="ro1">
          <table:table-cell office:value-type="float" office:value="2005008" calcext:value-type="float">
            <text:p>2005008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009" calcext:value-type="float">
            <text:p>20050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Strand Select Module No. B15</text:p>
          </table:table-cell>
          <table:table-cell table:number-columns-repeated="1021"/>
        </table:table-row>
        <table:table-row table:style-name="ro1">
          <table:table-cell office:value-type="float" office:value="2005010" calcext:value-type="float">
            <text:p>2005010</text:p>
          </table:table-cell>
          <table:table-cell office:value-type="string" calcext:value-type="string">
            <text:p>B F</text:p>
          </table:table-cell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011" calcext:value-type="float">
            <text:p>2005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Dual NOR Gate</text:p>
          </table:table-cell>
          <table:table-cell table:number-columns-repeated="1021"/>
        </table:table-row>
        <table:table-row table:style-name="ro1">
          <table:table-cell office:value-type="float" office:value="2005012" calcext:value-type="float">
            <text:p>2005012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SCHEMATIC, Fixed Memory Module B1 - 6</text:p>
          </table:table-cell>
          <table:table-cell table:number-columns-repeated="1021"/>
        </table:table-row>
        <table:table-row table:style-name="ro1">
          <table:table-cell office:value-type="float" office:value="2005018" calcext:value-type="float">
            <text:p>2005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CONNECT DIAGRAM Fixed Memory Storage Block II</text:p>
          </table:table-cell>
          <table:table-cell table:number-columns-repeated="1021"/>
        </table:table-row>
        <table:table-row table:style-name="ro1">
          <table:table-cell office:value-type="float" office:value="2005020" calcext:value-type="float">
            <text:p>2005020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SCHEMATIC &amp; WIRING DIAGRAM Interface A27 - 29</text:p>
          </table:table-cell>
          <table:table-cell table:number-columns-repeated="1021"/>
        </table:table-row>
        <table:table-row table:style-name="ro1">
          <table:table-cell office:value-type="float" office:value="2005021" calcext:value-type="float">
            <text:p>2005021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SCHEMATIC &amp; FLOW DIAGRAM Interface A25 - 26</text:p>
          </table:table-cell>
          <table:table-cell table:number-columns-repeated="1021"/>
        </table:table-row>
        <table:table-row table:style-name="ro1">
          <table:table-cell office:value-type="float" office:value="2005023" calcext:value-type="float">
            <text:p>2005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AL PIN ASSIGNMENT Interface Connector ?</text:p>
          </table:table-cell>
          <table:table-cell table:number-columns-repeated="1021"/>
        </table:table-row>
        <table:table-row table:style-name="ro1">
          <table:table-cell office:value-type="float" office:value="2005028" calcext:value-type="float">
            <text:p>200502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029" calcext:value-type="float">
            <text:p>2005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050" calcext:value-type="float">
            <text:p>2005050</text:p>
          </table:table-cell>
          <table:table-cell office:value-type="string" calcext:value-type="string">
            <text:p>D J</text:p>
          </table:table-cell>
          <table:table-cell office:value-type="string" calcext:value-type="string">
            <text:p>LOGIC FLOW DIAGRAM, Module No. A21 Counter cell II</text:p>
          </table:table-cell>
          <table:table-cell table:number-columns-repeated="1021"/>
        </table:table-row>
        <table:table-row table:style-name="ro1">
          <table:table-cell office:value-type="float" office:value="2005051" calcext:value-type="float">
            <text:p>2005051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LOGIC FLOW DIAGRAM, Module No. A3 SQ Register and Decoder</text:p>
          </table:table-cell>
          <table:table-cell table:number-columns-repeated="1021"/>
        </table:table-row>
        <table:table-row table:style-name="ro1">
          <table:table-cell office:value-type="float" office:value="2005052" calcext:value-type="float">
            <text:p>2005052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7 Service Gates</text:p>
          </table:table-cell>
          <table:table-cell table:number-columns-repeated="1021"/>
        </table:table-row>
        <table:table-row table:style-name="ro1">
          <table:table-cell office:value-type="float" office:value="2005053" calcext:value-type="float">
            <text:p>2005053</text:p>
          </table:table-cell>
          <table:table-cell office:value-type="string" calcext:value-type="string">
            <text:p>C F</text:p>
          </table:table-cell>
          <table:table-cell office:value-type="string" calcext:value-type="string">
            <text:p>LOGIC FLOW DIAGRAM, Module No. A12 Parity and S Register</text:p>
          </table:table-cell>
          <table:table-cell table:number-columns-repeated="1021"/>
        </table:table-row>
        <table:table-row table:style-name="ro1">
          <table:table-cell office:value-type="float" office:value="2005054" calcext:value-type="float">
            <text:p>20050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OGIC FLOW DIAGRAM, Module No. A20 Counter Cell I</text:p>
          </table:table-cell>
          <table:table-cell table:number-columns-repeated="1021"/>
        </table:table-row>
        <table:table-row table:style-name="ro1">
          <table:table-cell office:value-type="float" office:value="2005055" calcext:value-type="float">
            <text:p>2005055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LOGIC FLOW DIAGRAM, Module No. A8 4Bit Module</text:p>
          </table:table-cell>
          <table:table-cell table:number-columns-repeated="1021"/>
        </table:table-row>
        <table:table-row table:style-name="ro1">
          <table:table-cell office:value-type="float" office:value="2005056" calcext:value-type="float">
            <text:p>2005056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LOGIC FLOW DIAGRAM, Module No. A9 4Bit Module</text:p>
          </table:table-cell>
          <table:table-cell table:number-columns-repeated="1021"/>
        </table:table-row>
        <table:table-row table:style-name="ro1">
          <table:table-cell office:value-type="float" office:value="2005057" calcext:value-type="float">
            <text:p>2005057</text:p>
          </table:table-cell>
          <table:table-cell office:value-type="string" calcext:value-type="string">
            <text:p>B E</text:p>
          </table:table-cell>
          <table:table-cell office:value-type="string" calcext:value-type="string">
            <text:p>LOGIC FLOW DIAGRAM, Module No. A10 4 Bit Module</text:p>
          </table:table-cell>
          <table:table-cell table:number-columns-repeated="1021"/>
        </table:table-row>
        <table:table-row table:style-name="ro1">
          <table:table-cell office:value-type="float" office:value="2005057" calcext:value-type="float">
            <text:p>2005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IGNAL PIN ASSIGNMENT 85 Pin Connector AGC DSKY</text:p>
          </table:table-cell>
          <table:table-cell table:number-columns-repeated="1021"/>
        </table:table-row>
        <table:table-row table:style-name="ro1">
          <table:table-cell office:value-type="float" office:value="2005058" calcext:value-type="float">
            <text:p>2005058</text:p>
          </table:table-cell>
          <table:table-cell office:value-type="string" calcext:value-type="string">
            <text:p>B D</text:p>
          </table:table-cell>
          <table:table-cell office:value-type="string" calcext:value-type="string">
            <text:p>LOGIC FLOW DIAGRAM, Module No. A11 4 Bit Module</text:p>
          </table:table-cell>
          <table:table-cell table:number-columns-repeated="1021"/>
        </table:table-row>
        <table:table-row table:style-name="ro1">
          <table:table-cell office:value-type="float" office:value="2005059" calcext:value-type="float">
            <text:p>2005059</text:p>
          </table:table-cell>
          <table:table-cell office:value-type="string" calcext:value-type="string">
            <text:p>D E</text:p>
          </table:table-cell>
          <table:table-cell office:value-type="string" calcext:value-type="string">
            <text:p>LOGIC FLOW DIAGRAM, Module No. A1 Scaler Module</text:p>
          </table:table-cell>
          <table:table-cell table:number-columns-repeated="1021"/>
        </table:table-row>
        <table:table-row table:style-name="ro1">
          <table:table-cell office:value-type="float" office:value="2005060" calcext:value-type="float">
            <text:p>2005060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2 Timer</text:p>
          </table:table-cell>
          <table:table-cell table:number-columns-repeated="1021"/>
        </table:table-row>
        <table:table-row table:style-name="ro1">
          <table:table-cell office:value-type="float" office:value="2005061" calcext:value-type="float">
            <text:p>2005061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5 Cross Point Generator NQI</text:p>
          </table:table-cell>
          <table:table-cell table:number-columns-repeated="1021"/>
        </table:table-row>
        <table:table-row table:style-name="ro1">
          <table:table-cell office:value-type="float" office:value="2005062" calcext:value-type="float">
            <text:p>2005062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LOGIC FLOW DIAGRAM, Module No. A4 Stage Branch Decoding Module</text:p>
          </table:table-cell>
          <table:table-cell table:number-columns-repeated="1021"/>
        </table:table-row>
        <table:table-row table:style-name="ro1">
          <table:table-cell office:value-type="float" office:value="2005063" calcext:value-type="float">
            <text:p>2005063</text:p>
          </table:table-cell>
          <table:table-cell office:value-type="string" calcext:value-type="string">
            <text:p>B F</text:p>
          </table:table-cell>
          <table:table-cell office:value-type="string" calcext:value-type="string">
            <text:p>LOGIC FLOW DIAGRAM, Module No. A6 Cross Point Generator II</text:p>
          </table:table-cell>
          <table:table-cell table:number-columns-repeated="1021"/>
        </table:table-row>
        <table:table-row table:style-name="ro1">
          <table:table-cell office:value-type="float" office:value="2005064" calcext:value-type="float">
            <text:p>2005064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14 Memory Timing &amp; Addressing</text:p>
          </table:table-cell>
          <table:table-cell table:number-columns-repeated="1021"/>
        </table:table-row>
        <table:table-row table:style-name="ro1">
          <table:table-cell office:value-type="float" office:value="2005065" calcext:value-type="float">
            <text:p>2005065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15 RUPT Service</text:p>
          </table:table-cell>
          <table:table-cell table:number-columns-repeated="1021"/>
        </table:table-row>
        <table:table-row table:style-name="ro1">
          <table:table-cell office:value-type="float" office:value="2005066" calcext:value-type="float">
            <text:p>2005066</text:p>
          </table:table-cell>
          <table:table-cell office:value-type="string" calcext:value-type="string">
            <text:p>C D</text:p>
          </table:table-cell>
          <table:table-cell office:value-type="string" calcext:value-type="string">
            <text:p>LOGIC FLOW DIAGRAM, Module No. A16 INOUT I</text:p>
          </table:table-cell>
          <table:table-cell table:number-columns-repeated="1021"/>
        </table:table-row>
        <table:table-row table:style-name="ro1">
          <table:table-cell office:value-type="float" office:value="2005067" calcext:value-type="float">
            <text:p>2005067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LOGIC FLOW DIAGRAM, Module No. A17 INOUT II</text:p>
          </table:table-cell>
          <table:table-cell table:number-columns-repeated="1021"/>
        </table:table-row>
        <table:table-row table:style-name="ro1">
          <table:table-cell office:value-type="float" office:value="2005068" calcext:value-type="float">
            <text:p>2005068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LOGIC FLOW DIAGRAM, Module No. A18 INOUT III</text:p>
          </table:table-cell>
          <table:table-cell table:number-columns-repeated="1021"/>
        </table:table-row>
        <table:table-row table:style-name="ro1">
          <table:table-cell office:value-type="float" office:value="2005069" calcext:value-type="float">
            <text:p>2005069</text:p>
          </table:table-cell>
          <table:table-cell office:value-type="string" calcext:value-type="string">
            <text:p>A E</text:p>
          </table:table-cell>
          <table:table-cell office:value-type="string" calcext:value-type="string">
            <text:p>LOGIC FLOW DIAGRAM, Module No. A13 Alarms</text:p>
          </table:table-cell>
          <table:table-cell table:number-columns-repeated="1021"/>
        </table:table-row>
        <table:table-row table:style-name="ro1">
          <table:table-cell office:value-type="float" office:value="2005070" calcext:value-type="float">
            <text:p>2005070</text:p>
          </table:table-cell>
          <table:table-cell office:value-type="string" calcext:value-type="string">
            <text:p>C E</text:p>
          </table:table-cell>
          <table:table-cell office:value-type="string" calcext:value-type="string">
            <text:p>LOGIC FLOW DIAGRAM, Module NO. A19 INOUT IV</text:p>
          </table:table-cell>
          <table:table-cell table:number-columns-repeated="1021"/>
        </table:table-row>
        <table:table-row table:style-name="ro1">
          <table:table-cell office:value-type="float" office:value="2005071" calcext:value-type="float">
            <text:p>2005071</text:p>
          </table:table-cell>
          <table:table-cell office:value-type="string" calcext:value-type="string">
            <text:p>- B</text:p>
          </table:table-cell>
          <table:table-cell office:value-type="string" calcext:value-type="string">
            <text:p>LOGIC FLOW DIAGRAM, Module No. A22 INOUT V</text:p>
          </table:table-cell>
          <table:table-cell table:number-columns-repeated="1021"/>
        </table:table-row>
        <table:table-row table:style-name="ro1">
          <table:table-cell office:value-type="float" office:value="2005072" calcext:value-type="float">
            <text:p>2005072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LOGIC FLOW DIAGRAM, Module No. A23 INOUT VI</text:p>
          </table:table-cell>
          <table:table-cell table:number-columns-repeated="1021"/>
        </table:table-row>
        <table:table-row table:style-name="ro1">
          <table:table-cell office:value-type="float" office:value="2005073" calcext:value-type="float">
            <text:p>2005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OGIC FLOW DIAGRAM, Module No. A24 INOUT VII</text:p>
          </table:table-cell>
          <table:table-cell table:number-columns-repeated="1021"/>
        </table:table-row>
        <table:table-row table:style-name="ro1">
          <table:table-cell office:value-type="float" office:value="2005100" calcext:value-type="float">
            <text:p>2005100</text:p>
          </table:table-cell>
          <table:table-cell office:value-type="string" calcext:value-type="string">
            <text:p>- C D</text:p>
          </table:table-cell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104" calcext:value-type="float">
            <text:p>200510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106" calcext:value-type="float">
            <text:p>2005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Erasable Memory Module (B12)</text:p>
          </table:table-cell>
          <table:table-cell table:number-columns-repeated="1021"/>
        </table:table-row>
        <table:table-row table:style-name="ro1">
          <table:table-cell office:value-type="float" office:value="2005114" calcext:value-type="float">
            <text:p>2005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Rope Driver Matrix</text:p>
          </table:table-cell>
          <table:table-cell table:number-columns-repeated="1021"/>
        </table:table-row>
        <table:table-row table:style-name="ro1">
          <table:table-cell office:value-type="float" office:value="2005150" calcext:value-type="float">
            <text:p>20051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21 Counter Cell II</text:p>
          </table:table-cell>
          <table:table-cell table:number-columns-repeated="1021"/>
        </table:table-row>
        <table:table-row table:style-name="ro1">
          <table:table-cell office:value-type="float" office:value="2005151" calcext:value-type="float">
            <text:p>20051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3 SQ Register and Decoding</text:p>
          </table:table-cell>
          <table:table-cell table:number-columns-repeated="1021"/>
        </table:table-row>
        <table:table-row table:style-name="ro1">
          <table:table-cell office:value-type="float" office:value="2005152" calcext:value-type="float">
            <text:p>20051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7 Service Gates</text:p>
          </table:table-cell>
          <table:table-cell table:number-columns-repeated="1021"/>
        </table:table-row>
        <table:table-row table:style-name="ro1">
          <table:table-cell office:value-type="float" office:value="2005153" calcext:value-type="float">
            <text:p>20051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2 Parity and S Register</text:p>
          </table:table-cell>
          <table:table-cell table:number-columns-repeated="1021"/>
        </table:table-row>
        <table:table-row table:style-name="ro1">
          <table:table-cell office:value-type="float" office:value="2005154" calcext:value-type="float">
            <text:p>20051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DIAGRAM, Module No. A20 Counter Cell I</text:p>
          </table:table-cell>
          <table:table-cell table:number-columns-repeated="1021"/>
        </table:table-row>
        <table:table-row table:style-name="ro1">
          <table:table-cell office:value-type="float" office:value="2005155" calcext:value-type="float">
            <text:p>20051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6 - 11 4 Bit Module</text:p>
          </table:table-cell>
          <table:table-cell table:number-columns-repeated="1021"/>
        </table:table-row>
        <table:table-row table:style-name="ro1">
          <table:table-cell office:value-type="float" office:value="2005159" calcext:value-type="float">
            <text:p>200515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 Scaler Module</text:p>
          </table:table-cell>
          <table:table-cell table:number-columns-repeated="1021"/>
        </table:table-row>
        <table:table-row table:style-name="ro1">
          <table:table-cell office:value-type="float" office:value="2005160" calcext:value-type="float">
            <text:p>20051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2 Timer</text:p>
          </table:table-cell>
          <table:table-cell table:number-columns-repeated="1021"/>
        </table:table-row>
        <table:table-row table:style-name="ro1">
          <table:table-cell office:value-type="float" office:value="2005161" calcext:value-type="float">
            <text:p>20051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5 Cross Point Generator I</text:p>
          </table:table-cell>
          <table:table-cell table:number-columns-repeated="1021"/>
        </table:table-row>
        <table:table-row table:style-name="ro1">
          <table:table-cell office:value-type="float" office:value="2005162" calcext:value-type="float">
            <text:p>20051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RING DIAGRAM, Module No. A4 Stage, Branch, Decoding Module</text:p>
          </table:table-cell>
          <table:table-cell table:number-columns-repeated="1021"/>
        </table:table-row>
        <table:table-row table:style-name="ro1">
          <table:table-cell office:value-type="float" office:value="2005163" calcext:value-type="float">
            <text:p>20051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6 Cross Point Generator II</text:p>
          </table:table-cell>
          <table:table-cell table:number-columns-repeated="1021"/>
        </table:table-row>
        <table:table-row table:style-name="ro1">
          <table:table-cell office:value-type="float" office:value="2005164" calcext:value-type="float">
            <text:p>20051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4 Memory Timing &amp; Addressing</text:p>
          </table:table-cell>
          <table:table-cell table:number-columns-repeated="1021"/>
        </table:table-row>
        <table:table-row table:style-name="ro1">
          <table:table-cell office:value-type="float" office:value="2005165" calcext:value-type="float">
            <text:p>20051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IRING DIAGRAM, Module No. A15 RUPT Service</text:p>
          </table:table-cell>
          <table:table-cell table:number-columns-repeated="1021"/>
        </table:table-row>
        <table:table-row table:style-name="ro1">
          <table:table-cell office:value-type="float" office:value="2005166" calcext:value-type="float">
            <text:p>20051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16 INOUT I</text:p>
          </table:table-cell>
          <table:table-cell table:number-columns-repeated="1021"/>
        </table:table-row>
        <table:table-row table:style-name="ro1">
          <table:table-cell office:value-type="float" office:value="2005167" calcext:value-type="float">
            <text:p>2005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Module No. A17 INOUT II</text:p>
          </table:table-cell>
          <table:table-cell table:number-columns-repeated="1021"/>
        </table:table-row>
        <table:table-row table:style-name="ro1">
          <table:table-cell office:value-type="float" office:value="2005168" calcext:value-type="float">
            <text:p>20051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DIAGRAM, Module No. A18 INOUT III</text:p>
          </table:table-cell>
          <table:table-cell table:number-columns-repeated="1021"/>
        </table:table-row>
        <table:table-row table:style-name="ro1">
          <table:table-cell office:value-type="float" office:value="2005169" calcext:value-type="float">
            <text:p>20051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IRING DIAGRAM, Module No. A13 Alarms</text:p>
          </table:table-cell>
          <table:table-cell table:number-columns-repeated="1021"/>
        </table:table-row>
        <table:table-row table:style-name="ro1">
          <table:table-cell office:value-type="float" office:value="2005170" calcext:value-type="float">
            <text:p>2005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Module No. A19 INOUT IV</text:p>
          </table:table-cell>
          <table:table-cell table:number-columns-repeated="1021"/>
        </table:table-row>
        <table:table-row table:style-name="ro1">
          <table:table-cell office:value-type="float" office:value="2005171" calcext:value-type="float">
            <text:p>20051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IRING DIAGRAM, Module No. A22 INOUT V</text:p>
          </table:table-cell>
          <table:table-cell table:number-columns-repeated="1021"/>
        </table:table-row>
        <table:table-row table:style-name="ro1">
          <table:table-cell office:value-type="float" office:value="2005173" calcext:value-type="float">
            <text:p>20051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RING DIAGRAM, Module No. A24 INOUT VII</text:p>
          </table:table-cell>
          <table:table-cell table:number-columns-repeated="1021"/>
        </table:table-row>
        <table:table-row table:style-name="ro1">
          <table:table-cell office:value-type="float" office:value="2005250" calcext:value-type="float">
            <text:p>2005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21 Counter cell II</text:p>
          </table:table-cell>
          <table:table-cell table:number-columns-repeated="1021"/>
        </table:table-row>
        <table:table-row table:style-name="ro1">
          <table:table-cell office:value-type="float" office:value="2005251" calcext:value-type="float">
            <text:p>200525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3 SQ Register and Decoder</text:p>
          </table:table-cell>
          <table:table-cell table:number-columns-repeated="1021"/>
        </table:table-row>
        <table:table-row table:style-name="ro1">
          <table:table-cell office:value-type="float" office:value="2005252" calcext:value-type="float">
            <text:p>200525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7 Service Gates</text:p>
          </table:table-cell>
          <table:table-cell table:number-columns-repeated="1021"/>
        </table:table-row>
        <table:table-row table:style-name="ro1">
          <table:table-cell office:value-type="float" office:value="2005253" calcext:value-type="float">
            <text:p>2005253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2 Parity and S Register</text:p>
          </table:table-cell>
          <table:table-cell table:number-columns-repeated="1021"/>
        </table:table-row>
        <table:table-row table:style-name="ro1">
          <table:table-cell office:value-type="float" office:value="2005254" calcext:value-type="float">
            <text:p>20052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20 Counter Cell I</text:p>
          </table:table-cell>
          <table:table-cell table:number-columns-repeated="1021"/>
        </table:table-row>
        <table:table-row table:style-name="ro1">
          <table:table-cell office:value-type="float" office:value="2005255" calcext:value-type="float">
            <text:p>2005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8 4Bit Module</text:p>
          </table:table-cell>
          <table:table-cell table:number-columns-repeated="1021"/>
        </table:table-row>
        <table:table-row table:style-name="ro1">
          <table:table-cell office:value-type="float" office:value="2005256" calcext:value-type="float">
            <text:p>2005256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9 4Bit Module</text:p>
          </table:table-cell>
          <table:table-cell table:number-columns-repeated="1021"/>
        </table:table-row>
        <table:table-row table:style-name="ro1">
          <table:table-cell office:value-type="float" office:value="2005257" calcext:value-type="float">
            <text:p>200525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0 4 Bit Module</text:p>
          </table:table-cell>
          <table:table-cell table:number-columns-repeated="1021"/>
        </table:table-row>
        <table:table-row table:style-name="ro1">
          <table:table-cell office:value-type="float" office:value="2005258" calcext:value-type="float">
            <text:p>200525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1 4 Bit Module</text:p>
          </table:table-cell>
          <table:table-cell table:number-columns-repeated="1021"/>
        </table:table-row>
        <table:table-row table:style-name="ro1">
          <table:table-cell office:value-type="float" office:value="2005259" calcext:value-type="float">
            <text:p>200525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 Scaler Module</text:p>
          </table:table-cell>
          <table:table-cell table:number-columns-repeated="1021"/>
        </table:table-row>
        <table:table-row table:style-name="ro1">
          <table:table-cell office:value-type="float" office:value="2005260" calcext:value-type="float">
            <text:p>2005260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2 Timer</text:p>
          </table:table-cell>
          <table:table-cell table:number-columns-repeated="1021"/>
        </table:table-row>
        <table:table-row table:style-name="ro1">
          <table:table-cell office:value-type="float" office:value="2005261" calcext:value-type="float">
            <text:p>200526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5 Cross Point Generator NQI</text:p>
          </table:table-cell>
          <table:table-cell table:number-columns-repeated="1021"/>
        </table:table-row>
        <table:table-row table:style-name="ro1">
          <table:table-cell office:value-type="float" office:value="2005262" calcext:value-type="float">
            <text:p>200526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4 Stage Branch Decoding Module</text:p>
          </table:table-cell>
          <table:table-cell table:number-columns-repeated="1021"/>
        </table:table-row>
        <table:table-row table:style-name="ro1">
          <table:table-cell office:value-type="float" office:value="2005263" calcext:value-type="float">
            <text:p>2005263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6 Cross Point Generator II</text:p>
          </table:table-cell>
          <table:table-cell table:number-columns-repeated="1021"/>
        </table:table-row>
        <table:table-row table:style-name="ro1">
          <table:table-cell office:value-type="float" office:value="2005264" calcext:value-type="float">
            <text:p>2005264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LOGIC FLOW DIAGRAM, Module No. A14 Memory Timing &amp; Addressing</text:p>
          </table:table-cell>
          <table:table-cell table:number-columns-repeated="1021"/>
        </table:table-row>
        <table:table-row table:style-name="ro1">
          <table:table-cell office:value-type="float" office:value="2005265" calcext:value-type="float">
            <text:p>2005265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5 RUPT Service</text:p>
          </table:table-cell>
          <table:table-cell table:number-columns-repeated="1021"/>
        </table:table-row>
        <table:table-row table:style-name="ro1">
          <table:table-cell office:value-type="float" office:value="2005266" calcext:value-type="float">
            <text:p>20052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16 INOUT I</text:p>
          </table:table-cell>
          <table:table-cell table:number-columns-repeated="1021"/>
        </table:table-row>
        <table:table-row table:style-name="ro1">
          <table:table-cell office:value-type="float" office:value="2005267" calcext:value-type="float">
            <text:p>2005267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7 INOUT II</text:p>
          </table:table-cell>
          <table:table-cell table:number-columns-repeated="1021"/>
        </table:table-row>
        <table:table-row table:style-name="ro1">
          <table:table-cell office:value-type="float" office:value="2005268" calcext:value-type="float">
            <text:p>2005268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18 INOUT III</text:p>
          </table:table-cell>
          <table:table-cell table:number-columns-repeated="1021"/>
        </table:table-row>
        <table:table-row table:style-name="ro1">
          <table:table-cell office:value-type="float" office:value="2005269" calcext:value-type="float">
            <text:p>20052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13 Alarms</text:p>
          </table:table-cell>
          <table:table-cell table:number-columns-repeated="1021"/>
        </table:table-row>
        <table:table-row table:style-name="ro1">
          <table:table-cell office:value-type="float" office:value="2005270" calcext:value-type="float">
            <text:p>2005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19 INOUT IV</text:p>
          </table:table-cell>
          <table:table-cell table:number-columns-repeated="1021"/>
        </table:table-row>
        <table:table-row table:style-name="ro1">
          <table:table-cell office:value-type="float" office:value="2005271" calcext:value-type="float">
            <text:p>2005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C FLOW DIAGRAM, Module No. A22 INOUT V</text:p>
          </table:table-cell>
          <table:table-cell table:number-columns-repeated="1021"/>
        </table:table-row>
        <table:table-row table:style-name="ro1">
          <table:table-cell office:value-type="float" office:value="2005272" calcext:value-type="float">
            <text:p>2005272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23 INOUT VI</text:p>
          </table:table-cell>
          <table:table-cell table:number-columns-repeated="1021"/>
        </table:table-row>
        <table:table-row table:style-name="ro1">
          <table:table-cell office:value-type="float" office:value="2005273" calcext:value-type="float">
            <text:p>2005273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LOGIC FLOW DIAGRAM, Module No. A24 INOUT VII</text:p>
          </table:table-cell>
          <table:table-cell table:number-columns-repeated="1021"/>
        </table:table-row>
        <table:table-row table:style-name="ro1">
          <table:table-cell office:value-type="float" office:value="2005900" calcext:value-type="float">
            <text:p>2005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GNAL FLOW DIAGRAM, AGC DSKY</text:p>
          </table:table-cell>
          <table:table-cell table:number-columns-repeated="1021"/>
        </table:table-row>
        <table:table-row table:style-name="ro1">
          <table:table-cell office:value-type="float" office:value="2005901" calcext:value-type="float">
            <text:p>20059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TERCONNECTING DIAGRAM AGC DSKY</text:p>
          </table:table-cell>
          <table:table-cell table:number-columns-repeated="1021"/>
        </table:table-row>
        <table:table-row table:style-name="ro1">
          <table:table-cell office:value-type="float" office:value="2005902" calcext:value-type="float">
            <text:p>20059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CHEMATIC, Indicator Driver Module D1 - D6</text:p>
          </table:table-cell>
          <table:table-cell table:number-columns-repeated="1021"/>
        </table:table-row>
        <table:table-row table:style-name="ro1">
          <table:table-cell office:value-type="float" office:value="2005903" calcext:value-type="float">
            <text:p>20059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Keyboard Module D8</text:p>
          </table:table-cell>
          <table:table-cell table:number-columns-repeated="1021"/>
        </table:table-row>
        <table:table-row table:style-name="ro1">
          <table:table-cell office:value-type="float" office:value="2005904" calcext:value-type="float">
            <text:p>2005904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SCHEMATIC, Power Supply Module D7</text:p>
          </table:table-cell>
          <table:table-cell table:number-columns-repeated="1021"/>
        </table:table-row>
        <table:table-row table:style-name="ro1">
          <table:table-cell office:value-type="float" office:value="2005912" calcext:value-type="float">
            <text:p>2005912</text:p>
          </table:table-cell>
          <table:table-cell office:value-type="string" calcext:value-type="string">
            <text:p>- A B C</text:p>
          </table:table-cell>
          <table:table-cell office:value-type="string" calcext:value-type="string">
            <text:p>SCHEMATIC &amp; WIRING DIAGRAM Interface A27 - 29</text:p>
          </table:table-cell>
          <table:table-cell table:number-columns-repeated="1021"/>
        </table:table-row>
        <table:table-row table:style-name="ro1">
          <table:table-cell office:value-type="float" office:value="2005913" calcext:value-type="float">
            <text:p>20059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914" calcext:value-type="float">
            <text:p>20059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Sense Amplifier Module, Module No. B13-14</text:p>
          </table:table-cell>
          <table:table-cell table:number-columns-repeated="1021"/>
        </table:table-row>
        <table:table-row table:style-name="ro1">
          <table:table-cell office:value-type="float" office:value="2005915" calcext:value-type="float">
            <text:p>20059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916" calcext:value-type="float">
            <text:p>2005916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18" calcext:value-type="float">
            <text:p>20059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GNAL FLOW DIAGRAM, AGC DSKY</text:p>
          </table:table-cell>
          <table:table-cell table:number-columns-repeated="1021"/>
        </table:table-row>
        <table:table-row table:style-name="ro1">
          <table:table-cell office:value-type="float" office:value="2005919" calcext:value-type="float">
            <text:p>2005919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SCHEMATIC, Sense Amplifier Module, Fixed Memory B14</text:p>
          </table:table-cell>
          <table:table-cell table:number-columns-repeated="1021"/>
        </table:table-row>
        <table:table-row table:style-name="ro1">
          <table:table-cell office:value-type="float" office:value="2005920" calcext:value-type="float">
            <text:p>2005920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SCHEMATIC, Sense Amplifier Module, Erasable Memory B13</text:p>
          </table:table-cell>
          <table:table-cell table:number-columns-repeated="1021"/>
        </table:table-row>
        <table:table-row table:style-name="ro1">
          <table:table-cell office:value-type="float" office:value="2005921" calcext:value-type="float">
            <text:p>20059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Power Supply Module D7</text:p>
          </table:table-cell>
          <table:table-cell table:number-columns-repeated="1021"/>
        </table:table-row>
        <table:table-row table:style-name="ro1">
          <table:table-cell office:value-type="float" office:value="2005922" calcext:value-type="float">
            <text:p>20059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922" calcext:value-type="float">
            <text:p>2005922</text:p>
          </table:table-cell>
          <table:table-cell/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05924" calcext:value-type="float">
            <text:p>2005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Strand Select Module No. B15</text:p>
          </table:table-cell>
          <table:table-cell table:number-columns-repeated="1021"/>
        </table:table-row>
        <table:table-row table:style-name="ro1">
          <table:table-cell office:value-type="float" office:value="2005925" calcext:value-type="float">
            <text:p>2005925</text:p>
          </table:table-cell>
          <table:table-cell/>
          <table:table-cell office:value-type="string" calcext:value-type="string">
            <text:p>SCHEMATIC, Current Switch Module, Module No. B11</text:p>
          </table:table-cell>
          <table:table-cell table:number-columns-repeated="1021"/>
        </table:table-row>
        <table:table-row table:style-name="ro1">
          <table:table-cell office:value-type="float" office:value="2005926" calcext:value-type="float">
            <text:p>2005926</text:p>
          </table:table-cell>
          <table:table-cell/>
          <table:table-cell office:value-type="string" calcext:value-type="string">
            <text:p>SCHEMATIC, Strand Select Module No. B15</text:p>
          </table:table-cell>
          <table:table-cell table:number-columns-repeated="1021"/>
        </table:table-row>
        <table:table-row table:style-name="ro1">
          <table:table-cell office:value-type="float" office:value="2005928" calcext:value-type="float">
            <text:p>20059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 &amp; FLOW DIAGRAM Interface A25 - 26</text:p>
          </table:table-cell>
          <table:table-cell table:number-columns-repeated="1021"/>
        </table:table-row>
        <table:table-row table:style-name="ro1">
          <table:table-cell office:value-type="float" office:value="2005930" calcext:value-type="float">
            <text:p>2005930</text:p>
          </table:table-cell>
          <table:table-cell/>
          <table:table-cell office:value-type="string" calcext:value-type="string">
            <text:p>SCHEMATIC, Clock Oscillator Module No. B7</text:p>
          </table:table-cell>
          <table:table-cell table:number-columns-repeated="1021"/>
        </table:table-row>
        <table:table-row table:style-name="ro1">
          <table:table-cell office:value-type="float" office:value="2005931" calcext:value-type="float">
            <text:p>2005931</text:p>
          </table:table-cell>
          <table:table-cell/>
          <table:table-cell office:value-type="string" calcext:value-type="string">
            <text:p>SCHEMATIC, Erasable Memory Module (B12)</text:p>
          </table:table-cell>
          <table:table-cell table:number-columns-repeated="1021"/>
        </table:table-row>
        <table:table-row table:style-name="ro1">
          <table:table-cell office:value-type="float" office:value="2005933" calcext:value-type="float">
            <text:p>2005933</text:p>
          </table:table-cell>
          <table:table-cell/>
          <table:table-cell office:value-type="string" calcext:value-type="string">
            <text:p>SCHEMATIC &amp; WIRING DIAGRAM Interface A27 - 29</text:p>
          </table:table-cell>
          <table:table-cell table:number-columns-repeated="1021"/>
        </table:table-row>
        <table:table-row table:style-name="ro1">
          <table:table-cell office:value-type="float" office:value="2005934" calcext:value-type="float">
            <text:p>2005934</text:p>
          </table:table-cell>
          <table:table-cell/>
          <table:table-cell office:value-type="string" calcext:value-type="string">
            <text:p>SCHEMATIC, Erasable Driver Module, Module No. B9 and B10</text:p>
          </table:table-cell>
          <table:table-cell table:number-columns-repeated="1021"/>
        </table:table-row>
        <table:table-row table:style-name="ro1">
          <table:table-cell office:value-type="float" office:value="2005936" calcext:value-type="float">
            <text:p>2005936</text:p>
          </table:table-cell>
          <table:table-cell/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37" calcext:value-type="float">
            <text:p>2005937</text:p>
          </table:table-cell>
          <table:table-cell/>
          <table:table-cell office:value-type="string" calcext:value-type="string">
            <text:p>SCHEMATIC, Power Supply Module D7</text:p>
          </table:table-cell>
          <table:table-cell table:number-columns-repeated="1021"/>
        </table:table-row>
        <table:table-row table:style-name="ro1">
          <table:table-cell office:value-type="float" office:value="2005938" calcext:value-type="float">
            <text:p>2005938</text:p>
          </table:table-cell>
          <table:table-cell/>
          <table:table-cell office:value-type="string" calcext:value-type="string">
            <text:p>SCHEMATIC, Rope Driver Module B16 - B17</text:p>
          </table:table-cell>
          <table:table-cell table:number-columns-repeated="1021"/>
        </table:table-row>
        <table:table-row table:style-name="ro1">
          <table:table-cell office:value-type="float" office:value="2005939" calcext:value-type="float">
            <text:p>2005939</text:p>
          </table:table-cell>
          <table:table-cell/>
          <table:table-cell office:value-type="string" calcext:value-type="string">
            <text:p>SCHEMATIC, Keyboard Module D8</text:p>
          </table:table-cell>
          <table:table-cell table:number-columns-repeated="1021"/>
        </table:table-row>
        <table:table-row table:style-name="ro1">
          <table:table-cell office:value-type="float" office:value="2005945" calcext:value-type="float">
            <text:p>2005945</text:p>
          </table:table-cell>
          <table:table-cell/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50" calcext:value-type="float">
            <text:p>2005950</text:p>
          </table:table-cell>
          <table:table-cell office:value-type="string" calcext:value-type="string">
            <text:p>B C</text:p>
          </table:table-cell>
          <table:table-cell office:value-type="string" calcext:value-type="string">
            <text:p>SIGNAL FLOW DIAGRAM, AGC DSKY</text:p>
          </table:table-cell>
          <table:table-cell table:number-columns-repeated="1021"/>
        </table:table-row>
        <table:table-row table:style-name="ro1">
          <table:table-cell office:value-type="float" office:value="2005951" calcext:value-type="float">
            <text:p>20059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TERCONNECTING DIAGRAM AGC DSKY</text:p>
          </table:table-cell>
          <table:table-cell table:number-columns-repeated="1021"/>
        </table:table-row>
        <table:table-row table:style-name="ro1">
          <table:table-cell office:value-type="float" office:value="2005952" calcext:value-type="float">
            <text:p>20059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EMATIC, Indicator Driver Module D1 - D6</text:p>
          </table:table-cell>
          <table:table-cell table:number-columns-repeated="1021"/>
        </table:table-row>
        <table:table-row table:style-name="ro1">
          <table:table-cell office:value-type="float" office:value="2005953" calcext:value-type="float">
            <text:p>2005953</text:p>
          </table:table-cell>
          <table:table-cell office:value-type="string" calcext:value-type="string">
            <text:p>- A B</text:p>
          </table:table-cell>
          <table:table-cell office:value-type="string" calcext:value-type="string">
            <text:p>INTERCONNECTING DIAGRAM AGC DSKY</text:p>
          </table:table-cell>
          <table:table-cell table:number-columns-repeated="1021"/>
        </table:table-row>
        <table:table-row table:style-name="ro1">
          <table:table-cell office:value-type="float" office:value="2005969" calcext:value-type="float">
            <text:p>2005969</text:p>
          </table:table-cell>
          <table:table-cell/>
          <table:table-cell office:value-type="string" calcext:value-type="string">
            <text:p>SCHEMATIC, Sense Amplifier Module, Fixed Memory B14</text:p>
          </table:table-cell>
          <table:table-cell table:number-columns-repeated="1021"/>
        </table:table-row>
        <table:table-row table:style-name="ro1">
          <table:table-cell office:value-type="float" office:value="2005970" calcext:value-type="float">
            <text:p>2005970</text:p>
          </table:table-cell>
          <table:table-cell/>
          <table:table-cell office:value-type="string" calcext:value-type="string">
            <text:p>SCHEMATIC, Sense Amplifier Module, Erasable Memory B13</text:p>
          </table:table-cell>
          <table:table-cell table:number-columns-repeated="1021"/>
        </table:table-row>
        <table:table-row table:style-name="ro1">
          <table:table-cell office:value-type="float" office:value="2005971" calcext:value-type="float">
            <text:p>20059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CHEMATIC, AGC Power Supply A30 - 31</text:p>
          </table:table-cell>
          <table:table-cell table:number-columns-repeated="1021"/>
        </table:table-row>
        <table:table-row table:style-name="ro1">
          <table:table-cell office:value-type="float" office:value="2005973" calcext:value-type="float">
            <text:p>2005973</text:p>
          </table:table-cell>
          <table:table-cell/>
          <table:table-cell office:value-type="string" calcext:value-type="string">
            <text:p>SCHEMATIC, Indicator Driver Module D1 - D6</text:p>
          </table:table-cell>
          <table:table-cell table:number-columns-repeated="1021"/>
        </table:table-row>
        <table:table-row table:style-name="ro1">
          <table:table-cell office:value-type="float" office:value="2005975" calcext:value-type="float">
            <text:p>2005975</text:p>
          </table:table-cell>
          <table:table-cell/>
          <table:table-cell office:value-type="string" calcext:value-type="string">
            <text:p>SCHEMATIC, Alarm B8</text:p>
          </table:table-cell>
          <table:table-cell table:number-columns-repeated="1021"/>
        </table:table-row>
        <table:table-row table:style-name="ro1">
          <table:table-cell office:value-type="float" office:value="2014999" calcext:value-type="float">
            <text:p>2014999</text:p>
          </table:table-cell>
          <table:table-cell office:value-type="string" calcext:value-type="string">
            <text:p>B C E G P</text:p>
          </table:table-cell>
          <table:table-cell office:value-type="string" calcext:value-type="string">
            <text:p>INSTALLATION LIST, Apollo Guidance Equipment Block II</text:p>
          </table:table-cell>
          <table:table-cell table:number-columns-repeated="1021"/>
        </table:table-row>
        <table:table-row table:style-name="ro1">
          <table:table-cell office:value-type="float" office:value="2021100" calcext:value-type="float">
            <text:p>2021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UTER PROGRAM ASSEMBLY RETRED 44</text:p>
          </table:table-cell>
          <table:table-cell table:number-columns-repeated="1021"/>
        </table:table-row>
        <table:table-row table:style-name="ro1">
          <table:table-cell office:value-type="float" office:value="2021101" calcext:value-type="float">
            <text:p>2021101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COMPUTER PROGRAM ASSEMBLY AURORA (LEM)</text:p>
          </table:table-cell>
          <table:table-cell table:number-columns-repeated="1021"/>
        </table:table-row>
        <table:table-row table:style-name="ro1">
          <table:table-cell office:value-type="float" office:value="2021102" calcext:value-type="float">
            <text:p>2021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UTER PROGRAM ASSEMBLY VENUS</text:p>
          </table:table-cell>
          <table:table-cell table:number-columns-repeated="1021"/>
        </table:table-row>
        <table:table-row table:style-name="ro1">
          <table:table-cell office:value-type="float" office:value="2021103" calcext:value-type="float">
            <text:p>2021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MPUTER PROGRAM ASSEMBLY RETRED 50</text:p>
          </table:table-cell>
          <table:table-cell table:number-columns-repeated="1021"/>
        </table:table-row>
        <table:table-row table:style-name="ro1">
          <table:table-cell office:value-type="float" office:value="2021104" calcext:value-type="float">
            <text:p>2021104</text:p>
          </table:table-cell>
          <table:table-cell office:value-type="string" calcext:value-type="string">
            <text:p>- A</text:p>
          </table:table-cell>
          <table:table-cell office:value-type="string" calcext:value-type="string">
            <text:p>COMPUTER PROGRAM ASSEMBLY SUNDIAL C/M</text:p>
          </table:table-cell>
          <table:table-cell table:number-columns-repeated="1021"/>
        </table:table-row>
        <table:table-row table:style-name="ro1">
          <table:table-cell office:value-type="float" office:value="2021105" calcext:value-type="float">
            <text:p>20211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UTER PROGRAM ASSEMBLYS NEWSPEAK</text:p>
          </table:table-cell>
          <table:table-cell table:number-columns-repeated="1021"/>
        </table:table-row>
        <table:table-row table:style-name="ro1">
          <table:table-cell office:value-type="float" office:value="6003001" calcext:value-type="float">
            <text:p>6003001</text:p>
          </table:table-cell>
          <table:table-cell office:value-type="string" calcext:value-type="string">
            <text:p>B C D</text:p>
          </table:table-cell>
          <table:table-cell office:value-type="string" calcext:value-type="string">
            <text:p>APOLLO GUIDANCE COMPUTER GROUP</text:p>
          </table:table-cell>
          <table:table-cell table:number-columns-repeated="1021"/>
        </table:table-row>
        <table:table-row table:style-name="ro1">
          <table:table-cell office:value-type="float" office:value="6014999" calcext:value-type="float">
            <text:p>6014999</text:p>
          </table:table-cell>
          <table:table-cell office:value-type="string" calcext:value-type="string">
            <text:p>B C D F H J T</text:p>
          </table:table-cell>
          <table:table-cell office:value-type="string" calcext:value-type="string">
            <text:p>INSTALLATION LIST, Apollo Guidance Equipment LEM</text:p>
          </table:table-cell>
          <table:table-cell table:number-columns-repeated="1021"/>
        </table:table-row>
        <table:table-row table:style-name="ro1">
          <table:table-cell office:value-type="float" office:value="6015000" calcext:value-type="float">
            <text:p>6015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&amp;N Spacecraft Equipment LEM</text:p>
          </table:table-cell>
          <table:table-cell table:number-columns-repeated="1021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="75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4:05:48.977454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12:09.787674039</meta:creation-date>
    <dc:date>2018-11-28T15:11:25.374161295</dc:date>
    <meta:editing-duration>PT2H19M5S</meta:editing-duration>
    <meta:editing-cycles>35</meta:editing-cycles>
    <meta:generator>LibreOffice/5.1.6.2$Linux_X86_64 LibreOffice_project/10m0$Build-2</meta:generator>
    <meta:print-date>2018-11-28T15:09:11.959496569</meta:print-date>
    <meta:document-statistic meta:table-count="1" meta:cell-count="752" meta:object-count="0"/>
  </office:meta>
</office:document-meta>
</file>